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7D0000035C239378C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6e6ff" draw:marker-start="" draw:fill="bitmap" draw:fill-image-name="_31_2" draw:fill-image-width="0cm" draw:fill-image-height="0cm" draw:textarea-horizontal-align="justify" draw:textarea-vertical-align="middle" draw:auto-grow-height="false" fo:min-height="0cm" fo:min-width="0cm" draw:shadow="hidden"/>
    </style:style>
    <style:style style:name="gr2" style:family="graphic" style:parent-style-name="objectwithoutfill">
      <style:graphic-properties svg:stroke-color="#ffffff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6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8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ize="28pt" style:font-size-asian="28pt" style:font-size-complex="28pt"/>
    </style:style>
    <style:style style:name="P4" style:family="paragraph">
      <style:paragraph-properties fo:text-align="center"/>
      <style:text-properties fo:color="#ffffff" fo:font-size="26pt" style:font-size-asian="26pt" style:font-size-complex="26pt"/>
    </style:style>
    <style:style style:name="P5" style:family="paragraph">
      <style:text-properties fo:color="#ffffff" fo:font-size="60pt" style:font-size-asian="60pt" style:font-size-complex="60pt"/>
    </style:style>
    <style:style style:name="P6" style:family="paragraph">
      <style:paragraph-properties fo:text-align="justify"/>
    </style:style>
    <style:style style:name="P7" style:family="paragraph">
      <style:text-properties fo:color="#ffffff"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 fo:font-size="60pt" style:font-size-asian="60pt" style:font-size-complex="60pt"/>
    </style:style>
    <style:style style:name="P10" style:family="paragraph">
      <style:text-properties fo:font-size="18pt"/>
    </style:style>
    <style:style style:name="P11" style:family="paragraph">
      <style:text-properties fo:color="#ffffff" fo:font-size="24pt" style:font-size-asian="24pt" style:font-size-complex="24pt"/>
    </style:style>
    <style:style style:name="P12" style:family="paragraph">
      <style:paragraph-properties fo:text-align="center"/>
      <style:text-properties fo:font-size="72pt" style:font-size-asian="72pt" style:font-size-complex="72pt"/>
    </style:style>
    <style:style style:name="P13" style:family="paragraph">
      <style:paragraph-properties fo:text-align="center"/>
      <style:text-properties fo:color="#ffffff" fo:font-size="72pt" style:font-size-asian="72pt" style:font-size-complex="7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80pt" style:font-size-asian="80pt" style:font-size-complex="80pt"/>
    </style:style>
    <style:style style:name="T4" style:family="text">
      <style:text-properties fo:color="#ffffff" fo:font-size="26pt" style:font-size-asian="26pt" style:font-size-complex="26pt"/>
    </style:style>
    <style:style style:name="T5" style:family="text">
      <style:text-properties fo:color="#ffffff" fo:font-size="60pt" style:font-size-asian="60pt" style:font-size-complex="60pt"/>
    </style:style>
    <style:style style:name="T6" style:family="text">
      <style:text-properties fo:font-size="18pt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ffffff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7cm" svg:height="20cm" svg:x="0.502cm" svg:y="0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text-style-name="P2" draw:layer="layout" svg:width="25.199cm" svg:height="3.506cm" svg:x="1.401cm" svg:y="0.838cm" presentation:class="title" presentation:user-transformed="true">
          <draw:text-box>
            <text:p><text:span text:style-name="T1">Sistemi Aperti e Distribuiti</text:span></text:p>
          </draw:text-box>
        </draw:frame>
        <draw:line draw:style-name="gr2" draw:text-style-name="P1" draw:layer="layout" svg:x1="0.501cm" svg:y1="4.001cm" svg:x2="27.501cm" svg:y2="4.001cm">
          <text:p/>
        </draw:line>
        <draw:frame draw:style-name="gr3" draw:text-style-name="P3" draw:layer="layout" svg:width="23.5cm" svg:height="8.753cm" svg:x="2.5cm" svg:y="5.5cm">
          <draw:text-box>
            <text:p text:style-name="P1"><text:span text:style-name="T2">Webservice</text:span></text:p>
            <text:p text:style-name="P1"><text:span text:style-name="T2"/></text:p>
            <text:p text:style-name="P1"><text:span text:style-name="T3">Pizzerie Riunite</text:span></text:p>
          </draw:text-box>
        </draw:frame>
        <draw:frame draw:style-name="gr4" draw:text-style-name="P4" draw:layer="layout" svg:width="10.5cm" svg:height="6.401cm" svg:x="2cm" svg:y="12.599cm">
          <draw:text-box>
            <text:p text:style-name="P1"><text:span text:style-name="T4">A cura di :</text:span></text:p>
            <text:p><text:span text:style-name="T4"/></text:p>
            <text:p text:style-name="P1"><text:span text:style-name="T4">Massetti Matteo</text:span></text:p>
            <text:p text:style-name="P1"><text:span text:style-name="T4">Mancinelli Alessio</text:span></text:p>
          </draw:text-box>
        </draw:frame>
        <draw:frame draw:style-name="gr5" draw:text-style-name="P4" draw:layer="layout" svg:width="10cm" svg:height="2.301cm" svg:x="16.5cm" svg:y="14.199cm">
          <draw:text-box>
            <text:p text:style-name="P1"><text:span text:style-name="T4">Professore:</text:span></text:p>
            <text:p text:style-name="P1"><text:span text:style-name="T4">Sergio Tass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0.501cm" svg:y1="4.001cm" svg:x2="27.501cm" svg:y2="4.001cm">
          <text:p/>
        </draw:line>
        <draw:frame draw:style-name="gr7" draw:text-style-name="P5" draw:layer="layout" svg:width="23cm" svg:height="2.618cm" svg:x="2.5cm" svg:y="1cm">
          <draw:text-box>
            <text:p text:style-name="P1"><text:span text:style-name="T5">Obbettivi del progetto</text:span></text:p>
          </draw:text-box>
        </draw:frame>
        <draw:frame draw:style-name="gr8" draw:text-style-name="P7" draw:layer="layout" svg:width="25cm" svg:height="12.551cm" svg:x="2cm" svg:y="5.474cm">
          <draw:text-box>
            <text:p text:style-name="P6"><text:span text:style-name="T4">→ </text:span><text:span text:style-name="T4">L'obbiettivo del progetto è realizzare un web service che permetta agli utenti di prenotare dei posti in una pizzeria, iscritta anch'essa al servizio, dando la possibilità di modificare e annullare le prenotazioni già effettuate.</text:span></text:p>
            <text:p><text:span text:style-name="T4">Lato pizzeria è possibile gestire i giorni in cui essa è aperta.</text:span></text:p>
            <text:p><text:span text:style-name="T4"/></text:p>
            <text:p text:style-name="P6"><text:span text:style-name="T4">→ </text:span><text:span text:style-name="T4">Il nome dato al WebService è Pizzerie Riunite. Per l'implementazione del sistema ci si appoggia ad un database creato in MySQL grazie all'ausilio di Xampp dove verranno immagazzinati tutti i dati inseriti dagli utenti.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0.501cm" svg:y1="4.001cm" svg:x2="27.501cm" svg:y2="4.001cm">
          <text:p/>
        </draw:line>
        <draw:frame draw:style-name="gr7" draw:text-style-name="P9" draw:layer="layout" svg:width="23cm" svg:height="2.618cm" svg:x="2.5cm" svg:y="1cm">
          <draw:text-box>
            <text:p text:style-name="P1"><text:span text:style-name="T5">Fruitori ed Erogatori</text:span></text:p>
          </draw:text-box>
        </draw:frame>
        <draw:frame draw:style-name="gr9" draw:text-style-name="P10" draw:layer="layout" svg:width="25cm" svg:height="12.324cm" svg:x="2cm" svg:y="5.5cm">
          <draw:text-box>
            <text:p text:style-name="P6"><text:span text:style-name="T4">→ </text:span><text:span text:style-name="T4">Il cliente è il Fruitore e può: eseguire il login e la registrazione, visualizzare, modificare ed eliminare le prenotazioni effettuate, creare nuove prenotazioni ed eliminare il proprio account dal servizio.</text:span></text:p>
            <text:p><text:span text:style-name="T4"/></text:p>
            <text:p text:style-name="P6"><text:span text:style-name="T4">→ </text:span><text:span text:style-name="T4">La pizzeria è l'erogatore e può: effettuare il login e la registrazione, visualizzare modificare, eliminare i giorni in cui offre delle prenotazioni ed eliminare il proprio account dal servizio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0.501cm" svg:y1="4.002cm" svg:x2="27.501cm" svg:y2="4.002cm">
          <text:p/>
        </draw:line>
        <draw:frame draw:style-name="gr7" draw:text-style-name="P9" draw:layer="layout" svg:width="23cm" svg:height="2.618cm" svg:x="2.5cm" svg:y="1.001cm">
          <draw:text-box>
            <text:p text:style-name="P1"><text:span text:style-name="T5">Struttura del Progetto</text:span></text:p>
          </draw:text-box>
        </draw:frame>
        <draw:frame draw:style-name="gr10" draw:text-style-name="P7" draw:layer="layout" svg:width="25cm" svg:height="13.576cm" svg:x="1cm" svg:y="5.5cm">
          <draw:text-box>
            <text:p><text:span text:style-name="T4">Xampp : Utilizzato per la gestione del server.</text:span></text:p>
            <text:p><text:span text:style-name="T4"/></text:p>
            <text:p><text:span text:style-name="T4">AngularJS : Utilizzato per realizzare i servizi REST.</text:span></text:p>
            <text:p><text:span text:style-name="T4"/></text:p>
            <text:p><text:span text:style-name="T4">MySQL : Linguaggio utilizzato per la gestione del Database.</text:span></text:p>
            <text:p><text:span text:style-name="T4"/></text:p>
            <text:p><text:span text:style-name="T4">Php : Utilizzato per effettuare le varie richieste al Database.</text:span></text:p>
            <text:p><text:span text:style-name="T4"/></text:p>
            <text:p><text:span text:style-name="T4">JSON: Tutti i dati vengono scambiati in formato JSON e sono inviati tra PHP e AngularJS.</text:span></text:p>
            <text:p><text:span text:style-name="T4"/></text:p>
            <text:p><text:span text:style-name="T4">HTML5 : Linguaggio utilizzato per la realizzazione delle pagine Web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0.501cm" svg:y1="4.004cm" svg:x2="27.501cm" svg:y2="4.004cm">
          <text:p/>
        </draw:line>
        <draw:frame draw:style-name="gr7" draw:text-style-name="P9" draw:layer="layout" svg:width="23cm" svg:height="2.618cm" svg:x="2.5cm" svg:y="1.003cm">
          <draw:text-box>
            <text:p text:style-name="P1"><text:span text:style-name="T5">Servizio REST</text:span></text:p>
          </draw:text-box>
        </draw:frame>
        <draw:frame draw:style-name="gr11" draw:text-style-name="P11" draw:layer="layout" svg:width="26cm" svg:height="10.635cm" svg:x="1cm" svg:y="5.865cm">
          <draw:text-box>
            <text:p text:style-name="P6"><text:span text:style-name="T7">→ </text:span><text:span text:style-name="T7">Il servizio REST all'interno del sito è stato implementato tramite l'ausilio di AngularJS. Esso permette di gestire una pagina mediante la definizione di Controller che sono stati tutti definiti all'interno del file App.js.</text:span></text:p>
            <text:p><text:span text:style-name="T7"/></text:p>
            <text:p><text:span text:style-name="T7">→ </text:span><text:span text:style-name="T7">I metodi per il passaggio die parametri sono stati 'GET' e 'POST'</text:span></text:p>
            <text:p><text:span text:style-name="T7"/></text:p>
            <text:p text:style-name="P6"><text:span text:style-name="T7">→ </text:span><text:span text:style-name="T7">Il progetto è stato anche implementato grazie all'ausilio dei Cookie, che sono stati utilizzati per memorizzare le credenziali di accesso degli utenti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0.501cm" svg:y1="4.003cm" svg:x2="27.501cm" svg:y2="4.003cm">
          <text:p/>
        </draw:line>
        <draw:frame draw:style-name="gr7" draw:text-style-name="P9" draw:layer="layout" svg:width="23cm" svg:height="2.618cm" svg:x="2.5cm" svg:y="1.002cm">
          <draw:text-box>
            <text:p text:style-name="P1"><text:span text:style-name="T5">Formato JSON</text:span></text:p>
          </draw:text-box>
        </draw:frame>
        <draw:frame draw:style-name="gr12" draw:text-style-name="P11" draw:layer="layout" svg:width="25cm" svg:height="9.691cm" svg:x="1.5cm" svg:y="5cm">
          <draw:text-box>
            <text:p><text:span text:style-name="T7"/></text:p>
            <text:p><text:span text:style-name="T7"/></text:p>
            <text:p><text:span text:style-name="T7">→ </text:span><text:span text:style-name="T7">All'interno del progetto tutti i dati sono passati in formato json.</text:span></text:p>
            <text:p text:style-name="P6"><text:span text:style-name="T7">Si è scelto questo formato per la sua semplicità e completezza.</text:span></text:p>
            <text:p><text:span text:style-name="T7">Per la manipolazione degli oggetti Json si è utilizzata la variabile $scope di AngularJS.</text:span></text:p>
            <text:p text:style-name="P6"><text:span text:style-name="T4"/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13" draw:layer="layout" svg:width="23.5cm" svg:height="6cm" svg:x="2cm" svg:y="6.5cm">
          <draw:text-box>
            <text:p text:style-name="P12"><text:span text:style-name="T8">NON RESTA CHE PROVARLO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_31_2" draw:display-name="12" xlink:href="Pictures/100000000000047D0000035C239378C9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3M11S</meta:editing-duration>
    <meta:editing-cycles>8</meta:editing-cycles>
    <meta:generator>OpenOffice/4.1.6$Win32 OpenOffice.org_project/416m1$Build-9790</meta:generator>
    <dc:date>2019-06-13T10:49:59.96</dc:date>
    <dc:creator>Alessio Mancinelli</dc:creator>
    <meta:document-statistic meta:object-count="64"/>
  </office:meta>
</office:document-meta>
</file>